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22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972in" svg:height="4.5949in" svg:x="1.6024in" svg:y="2.9287in">
            <draw:object draw:notify-on-update-of-ranges="Sheet1.A2:Sheet1.A11 Sheet1.B1:Sheet1.B1 Sheet1.B2:Sheet1.B11 Sheet1.A2:Sheet1.A11 Sheet1.C1:Sheet1.C1 Sheet1.C2:Sheet1.C11 Sheet1.A2:Sheet1.A11 Sheet1.D1:Sheet1.D1 Sheet1.D2:Sheet1.D11 Sheet1.A2:Sheet1.A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T (msec)</text:p>
            <text:p>Ryzen 5 3600</text:p>
          </table:table-cell>
          <table:table-cell table:style-name="ce2" office:value-type="string" calcext:value-type="string">
            <text:p>T (msec)</text:p>
            <text:p>Mac M2</text:p>
          </table:table-cell>
          <table:table-cell table:style-name="ce2" office:value-type="string" calcext:value-type="string">
            <text:p>T (msec)</text:p>
            <text:p>I7-4790</text:p>
          </table:table-cell>
          <table:table-cell table:style-name="ce2" office:value-type="string" calcext:value-type="string">
            <text:p>T (msec)</text:p>
            <text:p>Ryzen 5 5600</text:p>
          </table:table-cell>
          <table:table-cell table:style-name="ce6" office:value-type="string" calcext:value-type="string">
            <text:p>T (msec) Ryzen 5700X3D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67528200149536" calcext:value-type="float">
            <text:p>0.167528200149536</text:p>
          </table:table-cell>
          <table:table-cell office:value-type="float" office:value="0.168725198507308" calcext:value-type="float">
            <text:p>0.168725198507308</text:p>
          </table:table-cell>
          <table:table-cell office:value-type="float" office:value="0.174011200107634" calcext:value-type="float">
            <text:p>0.174011200107634</text:p>
          </table:table-cell>
          <table:table-cell office:value-type="float" office:value="0.128440046310425" calcext:value-type="float">
            <text:p>0.128440046310425</text:p>
          </table:table-cell>
          <table:table-cell table:style-name="Default" office:value-type="float" office:value="0.255493599968031" calcext:value-type="float">
            <text:p>0.25549359996803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338996199984103" calcext:value-type="float">
            <text:p>0.338996199984103</text:p>
          </table:table-cell>
          <table:table-cell office:value-type="float" office:value="0.237358599901199" calcext:value-type="float">
            <text:p>0.237358599901199</text:p>
          </table:table-cell>
          <table:table-cell office:value-type="float" office:value="0.353946600016206" calcext:value-type="float">
            <text:p>0.353946600016206</text:p>
          </table:table-cell>
          <table:table-cell office:value-type="float" office:value="0.287539958953857" calcext:value-type="float">
            <text:p>0.287539958953857</text:p>
          </table:table-cell>
          <table:table-cell table:style-name="Default" office:value-type="float" office:value="0.492557600000873" calcext:value-type="float">
            <text:p>0.49255760000087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79708799989894" calcext:value-type="float">
            <text:p>0.79708799989894</text:p>
          </table:table-cell>
          <table:table-cell office:value-type="float" office:value="0.492416602373123" calcext:value-type="float">
            <text:p>0.492416602373123</text:p>
          </table:table-cell>
          <table:table-cell office:value-type="float" office:value="0.837376800086349" calcext:value-type="float">
            <text:p>0.837376800086349</text:p>
          </table:table-cell>
          <table:table-cell office:value-type="float" office:value="0.664660024642944" calcext:value-type="float">
            <text:p>0.664660024642944</text:p>
          </table:table-cell>
          <table:table-cell table:style-name="Default" office:value-type="float" office:value="1.06610799999908" calcext:value-type="float">
            <text:p>1.06610799999908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.96325619993731" calcext:value-type="float">
            <text:p>1.96325619993731</text:p>
          </table:table-cell>
          <table:table-cell office:value-type="float" office:value="1.20943339765071" calcext:value-type="float">
            <text:p>1.20943339765071</text:p>
          </table:table-cell>
          <table:table-cell office:value-type="float" office:value="2.07350759999827" calcext:value-type="float">
            <text:p>2.07350759999827</text:p>
          </table:table-cell>
          <table:table-cell office:value-type="float" office:value="1.63996005058289" calcext:value-type="float">
            <text:p>1.63996005058289</text:p>
          </table:table-cell>
          <table:table-cell table:style-name="Default" office:value-type="float" office:value="1.7025752000045" calcext:value-type="float">
            <text:p>1.702575200004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4.88994620004669" calcext:value-type="float">
            <text:p>4.88994620004669</text:p>
          </table:table-cell>
          <table:table-cell office:value-type="float" office:value="2.94124980270862" calcext:value-type="float">
            <text:p>2.94124980270862</text:p>
          </table:table-cell>
          <table:table-cell office:value-type="float" office:value="5.05283799981698" calcext:value-type="float">
            <text:p>5.05283799981698</text:p>
          </table:table-cell>
          <table:table-cell office:value-type="float" office:value="4.00268001556397" calcext:value-type="float">
            <text:p>4.00268001556397</text:p>
          </table:table-cell>
          <table:table-cell table:style-name="Default" office:value-type="float" office:value="4.1689916000003" calcext:value-type="float">
            <text:p>4.168991600000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12.5583784001879" calcext:value-type="float">
            <text:p>12.5583784001879</text:p>
          </table:table-cell>
          <table:table-cell office:value-type="float" office:value="7.53167480230331" calcext:value-type="float">
            <text:p>7.53167480230331</text:p>
          </table:table-cell>
          <table:table-cell office:value-type="float" office:value="13.0328679998405" calcext:value-type="float">
            <text:p>13.0328679998405</text:p>
          </table:table-cell>
          <table:table-cell office:value-type="float" office:value="10.2212600231171" calcext:value-type="float">
            <text:p>10.2212600231171</text:p>
          </table:table-cell>
          <table:table-cell table:style-name="Default" office:value-type="float" office:value="9.93567180000246" calcext:value-type="float">
            <text:p>9.93567180000246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26.6174971998669" calcext:value-type="float">
            <text:p>26.6174971998669</text:p>
          </table:table-cell>
          <table:table-cell office:value-type="float" office:value="15.6464417994022" calcext:value-type="float">
            <text:p>15.6464417994022</text:p>
          </table:table-cell>
          <table:table-cell office:value-type="float" office:value="27.2958786001429" calcext:value-type="float">
            <text:p>27.2958786001429</text:p>
          </table:table-cell>
          <table:table-cell office:value-type="float" office:value="22.1723999500275" calcext:value-type="float">
            <text:p>22.1723999500275</text:p>
          </table:table-cell>
          <table:table-cell table:style-name="Default" office:value-type="float" office:value="21.2190772000002" calcext:value-type="float">
            <text:p>21.219077200000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65.5403479999863" calcext:value-type="float">
            <text:p>65.5403479999863</text:p>
          </table:table-cell>
          <table:table-cell office:value-type="float" office:value="36.4195168018341" calcext:value-type="float">
            <text:p>36.4195168018341</text:p>
          </table:table-cell>
          <table:table-cell office:value-type="float" office:value="68.3283022000454" calcext:value-type="float">
            <text:p>68.3283022000454</text:p>
          </table:table-cell>
          <table:table-cell office:value-type="float" office:value="53.365180015564" calcext:value-type="float">
            <text:p>53.365180015564</text:p>
          </table:table-cell>
          <table:table-cell table:style-name="Default" office:value-type="float" office:value="49.5681016000221" calcext:value-type="float">
            <text:p>49.568101600022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129.61767579997" calcext:value-type="float">
            <text:p>129.61767579997</text:p>
          </table:table-cell>
          <table:table-cell office:value-type="float" office:value="76.509341597557" calcext:value-type="float">
            <text:p>76.509341597557</text:p>
          </table:table-cell>
          <table:table-cell office:value-type="float" office:value="135.195522399992" calcext:value-type="float">
            <text:p>135.195522399992</text:p>
          </table:table-cell>
          <table:table-cell office:value-type="float" office:value="110.270780038834" calcext:value-type="float">
            <text:p>110.270780038834</text:p>
          </table:table-cell>
          <table:table-cell table:style-name="Default" office:value-type="float" office:value="103.224762000004" calcext:value-type="float">
            <text:p>103.22476200000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297.454547600169" calcext:value-type="float">
            <text:p>297.454547600169</text:p>
          </table:table-cell>
          <table:table-cell office:value-type="float" office:value="164.545550200343" calcext:value-type="float">
            <text:p>164.545550200343</text:p>
          </table:table-cell>
          <table:table-cell office:value-type="float" office:value="314.64969340004" calcext:value-type="float">
            <text:p>314.64969340004</text:p>
          </table:table-cell>
          <table:table-cell office:value-type="float" office:value="245.863959980011" calcext:value-type="float">
            <text:p>245.863959980011</text:p>
          </table:table-cell>
          <table:table-cell table:style-name="Default" office:value-type="float" office:value="231.124200800015" calcext:value-type="float">
            <text:p>231.12420080001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_1" table:base-cell-address="$Sheet1.$A$1" table:cell-range-address="Sheet1.$O$2:Sheet1.$P$11"/>
        </table:named-expressions>
      </table:table>
      <table:table table:name="Sheet2" table:style-name="ta2">
        <table:table-column table:style-name="co7" table:default-cell-style-name="Default"/>
        <table:table-row table:style-name="ro2"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float" office:value="128000" calcext:value-type="float">
            <text:p>128000</text:p>
          </table:table-cell>
        </table:table-row>
        <table:table-row table:style-name="ro2">
          <table:table-cell office:value-type="float" office:value="256000" calcext:value-type="float">
            <text:p>256000</text:p>
          </table:table-cell>
        </table:table-row>
        <table:table-row table:style-name="ro2">
          <table:table-cell office:value-type="float" office:value="512000" calcext:value-type="float">
            <text:p>5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3-02-02T09:11:12Z</meta:creation-date>
    <dc:date>2024-04-01T16:39:48.690756361</dc:date>
    <meta:editing-cycles>5</meta:editing-cycles>
    <meta:editing-duration>PT14M7S</meta:editing-duration>
    <meta:document-statistic meta:table-count="2" meta:cell-count="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68cm" svg:height="11.672cm" xlink:href=".." xlink:type="simple" chart:class="chart:scatter" chart:style-name="ch1">
        <chart:title svg:x="9.209cm" svg:y="0.369cm" chart:style-name="ch2">
          <text:p>Array.sort</text:p>
        </chart:title>
        <chart:legend chart:legend-position="end" svg:x="17.107cm" svg:y="3.996cm" style:legend-expansion="high" chart:style-name="ch3"/>
        <chart:plot-area chart:style-name="ch4" table:cell-range-address="Sheet1.A2:Sheet1.E11 Sheet1.B1:Sheet1.E1" chart:data-source-has-labels="row" svg:x="1.422cm" svg:y="1.381cm" svg:width="15.274cm" svg:height="9.077cm">
          <chart:coordinate-region svg:x="2.229cm" svg:y="1.58cm" svg:width="13.91cm" svg:height="8.231cm"/>
          <chart:axis chart:dimension="x" chart:name="primary-x" chart:style-name="ch5">
            <chart:title svg:x="8.883cm" svg:y="10.691cm" chart:style-name="ch6">
              <text:p>N</text:p>
            </chart:title>
          </chart:axis>
          <chart:axis chart:dimension="y" chart:name="primary-y" chart:style-name="ch7">
            <chart:title svg:x="0.451cm" svg:y="6.36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msec)
Ryzen 5 3600</text:p>
                <draw:g>
                  <svg:desc>Sheet1.B1:Sheet1.B1</svg:desc>
                </draw:g>
              </table:table-cell>
              <table:table-cell office:value-type="string">
                <text:p>T (msec)
Mac M2</text:p>
                <draw:g>
                  <svg:desc>Sheet1.C1:Sheet1.C1</svg:desc>
                </draw:g>
              </table:table-cell>
              <table:table-cell office:value-type="string">
                <text:p>T (msec)
I7-4790</text:p>
                <draw:g>
                  <svg:desc>Sheet1.D1:Sheet1.D1</svg:desc>
                </draw:g>
              </table:table-cell>
              <table:table-cell office:value-type="string">
                <text:p>T (msec)
Ryzen 5 560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167528200149536">
                <text:p>0.167528200149536</text:p>
                <draw:g>
                  <svg:desc>Sheet1.B2:Sheet1.B11</svg:desc>
                </draw:g>
              </table:table-cell>
              <table:table-cell office:value-type="float" office:value="0.168725198507308">
                <text:p>0.168725198507308</text:p>
                <draw:g>
                  <svg:desc>Sheet1.C2:Sheet1.C11</svg:desc>
                </draw:g>
              </table:table-cell>
              <table:table-cell office:value-type="float" office:value="0.174011200107634">
                <text:p>0.174011200107634</text:p>
                <draw:g>
                  <svg:desc>Sheet1.D2:Sheet1.D11</svg:desc>
                </draw:g>
              </table:table-cell>
              <table:table-cell office:value-type="float" office:value="0.128440046310425">
                <text:p>0.128440046310425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38996199984103">
                <text:p>0.338996199984103</text:p>
              </table:table-cell>
              <table:table-cell office:value-type="float" office:value="0.237358599901199">
                <text:p>0.237358599901199</text:p>
              </table:table-cell>
              <table:table-cell office:value-type="float" office:value="0.353946600016206">
                <text:p>0.353946600016206</text:p>
              </table:table-cell>
              <table:table-cell office:value-type="float" office:value="0.287539958953857">
                <text:p>0.287539958953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79708799989894">
                <text:p>0.79708799989894</text:p>
              </table:table-cell>
              <table:table-cell office:value-type="float" office:value="0.492416602373123">
                <text:p>0.492416602373123</text:p>
              </table:table-cell>
              <table:table-cell office:value-type="float" office:value="0.837376800086349">
                <text:p>0.837376800086349</text:p>
              </table:table-cell>
              <table:table-cell office:value-type="float" office:value="0.664660024642944">
                <text:p>0.664660024642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.96325619993731">
                <text:p>1.96325619993731</text:p>
              </table:table-cell>
              <table:table-cell office:value-type="float" office:value="1.20943339765071">
                <text:p>1.20943339765071</text:p>
              </table:table-cell>
              <table:table-cell office:value-type="float" office:value="2.07350759999827">
                <text:p>2.07350759999827</text:p>
              </table:table-cell>
              <table:table-cell office:value-type="float" office:value="1.63996005058289">
                <text:p>1.63996005058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4.88994620004669">
                <text:p>4.88994620004669</text:p>
              </table:table-cell>
              <table:table-cell office:value-type="float" office:value="2.94124980270862">
                <text:p>2.94124980270862</text:p>
              </table:table-cell>
              <table:table-cell office:value-type="float" office:value="5.05283799981698">
                <text:p>5.05283799981698</text:p>
              </table:table-cell>
              <table:table-cell office:value-type="float" office:value="4.00268001556397">
                <text:p>4.0026800155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2.5583784001879">
                <text:p>12.5583784001879</text:p>
              </table:table-cell>
              <table:table-cell office:value-type="float" office:value="7.53167480230331">
                <text:p>7.53167480230331</text:p>
              </table:table-cell>
              <table:table-cell office:value-type="float" office:value="13.0328679998405">
                <text:p>13.0328679998405</text:p>
              </table:table-cell>
              <table:table-cell office:value-type="float" office:value="10.2212600231171">
                <text:p>10.2212600231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26.6174971998669">
                <text:p>26.6174971998669</text:p>
              </table:table-cell>
              <table:table-cell office:value-type="float" office:value="15.6464417994022">
                <text:p>15.6464417994022</text:p>
              </table:table-cell>
              <table:table-cell office:value-type="float" office:value="27.2958786001429">
                <text:p>27.2958786001429</text:p>
              </table:table-cell>
              <table:table-cell office:value-type="float" office:value="22.1723999500275">
                <text:p>22.172399950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65.5403479999863">
                <text:p>65.5403479999863</text:p>
              </table:table-cell>
              <table:table-cell office:value-type="float" office:value="36.4195168018341">
                <text:p>36.4195168018341</text:p>
              </table:table-cell>
              <table:table-cell office:value-type="float" office:value="68.3283022000454">
                <text:p>68.3283022000454</text:p>
              </table:table-cell>
              <table:table-cell office:value-type="float" office:value="53.365180015564">
                <text:p>53.365180015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129.61767579997">
                <text:p>129.61767579997</text:p>
              </table:table-cell>
              <table:table-cell office:value-type="float" office:value="76.509341597557">
                <text:p>76.509341597557</text:p>
              </table:table-cell>
              <table:table-cell office:value-type="float" office:value="135.195522399992">
                <text:p>135.195522399992</text:p>
              </table:table-cell>
              <table:table-cell office:value-type="float" office:value="110.270780038834">
                <text:p>110.270780038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297.454547600169">
                <text:p>297.454547600169</text:p>
              </table:table-cell>
              <table:table-cell office:value-type="float" office:value="164.545550200343">
                <text:p>164.545550200343</text:p>
              </table:table-cell>
              <table:table-cell office:value-type="float" office:value="314.64969340004">
                <text:p>314.64969340004</text:p>
              </table:table-cell>
              <table:table-cell office:value-type="float" office:value="245.863959980011">
                <text:p>245.863959980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